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ivisible-and-non-divisible-sums-difference/" text:style-name="Internet_20_link" text:visited-style-name="Visited_20_Internet_20_Link"><text:span text:style-name="T1">2894. Divisible and Non-divisible Sums Difference</text:span></text:a></text:p>
      <text:section text:style-name="Sect1" text:name="headlessui-popover-button-:rp:">
        <text:p text:style-name="Standard"/>
      </text:section>
      <text:section text:style-name="Sect1" text:name="headlessui-popover-button-:r9:">
        <text:p text:style-name="Standard"/>
      </text:section>
      <text:p text:style-name="P4">Easy</text:p>
      <text:p text:style-name="P4">77</text:p>
      <text:p text:style-name="P4">6</text:p>
      <text:section text:style-name="Sect1" text:name="headlessui-popover-button-:rd:">
        <text:p text:style-name="Standard"/>
      </text:section>
      <text:section text:style-name="Sect1" text:name="headlessui-popover-button-:rf:">
        <text:p text:style-name="Standard"/>
      </text:section>
      <text:p text:style-name="P5">Companies</text:p>
      <text:p text:style-name="P6"><text:span text:style-name="T1">You are given positive integers </text:span><text:span text:style-name="Source_20_Text"><text:span text:style-name="T2">n</text:span></text:span><text:span text:style-name="T1"> and </text:span><text:span text:style-name="Source_20_Text"><text:span text:style-name="T2">m</text:span></text:span><text:span text:style-name="T1">.</text:span></text:p>
      <text:p text:style-name="P6"><text:span text:style-name="T1">Define two integers, </text:span><text:span text:style-name="Source_20_Text"><text:span text:style-name="T2">num1</text:span></text:span><text:span text:style-name="T1"> and </text:span><text:span text:style-name="Source_20_Text"><text:span text:style-name="T2">num2</text:span></text:span><text:span text:style-name="T1">, as follows:</text:span></text:p>
      <text:list xml:id="list1024016420" text:style-name="L1">
        <text:list-item>
          <text:p text:style-name="P7"><text:span text:style-name="Source_20_Text"><text:span text:style-name="T2">num1</text:span></text:span><text:span text:style-name="T1">: The sum of all integers in the range </text:span><text:span text:style-name="Source_20_Text"><text:span text:style-name="T2">[1, n]</text:span></text:span><text:span text:style-name="T1"> that are </text:span><text:span text:style-name="Strong_20_Emphasis"><text:span text:style-name="T1">not divisible</text:span></text:span><text:span text:style-name="T1"> by </text:span><text:span text:style-name="Source_20_Text"><text:span text:style-name="T2">m</text:span></text:span><text:span text:style-name="T1">.</text:span></text:p>
        </text:list-item>
        <text:list-item>
          <text:p text:style-name="P8"><text:span text:style-name="Source_20_Text"><text:span text:style-name="T2">num2</text:span></text:span><text:span text:style-name="T1">: The sum of all integers in the range </text:span><text:span text:style-name="Source_20_Text"><text:span text:style-name="T2">[1, n]</text:span></text:span><text:span text:style-name="T1"> that are </text:span><text:span text:style-name="Strong_20_Emphasis"><text:span text:style-name="T1">divisible</text:span></text:span><text:span text:style-name="T1"> by </text:span><text:span text:style-name="Source_20_Text"><text:span text:style-name="T2">m</text:span></text:span><text:span text:style-name="T1">.</text:span></text:p>
        </text:list-item>
      </text:list>
      <text:p text:style-name="P6"><text:span text:style-name="T1">Return </text:span><text:span text:style-name="Emphasis"><text:span text:style-name="T1">the integer</text:span></text:span><text:span text:style-name="T1"> </text:span><text:span text:style-name="Source_20_Text"><text:span text:style-name="T2">num1 - num2</text:span></text:span><text:span text:style-name="T1">.</text:span></text:p>
      <text:p text:style-name="P9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 = 10, m = 3</text:span></text:p>
      <text:p text:style-name="P3"><text:span text:style-name="Strong_20_Emphasis"><text:span text:style-name="T1">Output:</text:span></text:span><text:span text:style-name="T1"> 19</text:span></text:p>
      <text:p text:style-name="P3"><text:span text:style-name="Strong_20_Emphasis"><text:span text:style-name="T1">Explanation:</text:span></text:span><text:span text:style-name="T1"> In the given example:</text:span></text:p>
      <text:p text:style-name="P2">- Integers in the range [1, 10] that are not divisible by 3 are [1,2,4,5,7,8,10], num1 is the sum of those integers = 37.</text:p>
      <text:p text:style-name="P2">- Integers in the range [1, 10] that are divisible by 3 are [3,6,9], num2 is the sum of those integers = 18.</text:p>
      <text:p text:style-name="P1">We return 37 - 18 = 19 as the answer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 = 5, m = 6</text:span></text:p>
      <text:p text:style-name="P3"><text:span text:style-name="Strong_20_Emphasis"><text:span text:style-name="T1">Output:</text:span></text:span><text:span text:style-name="T1"> 15</text:span></text:p>
      <text:p text:style-name="P3"><text:span text:style-name="Strong_20_Emphasis"><text:span text:style-name="T1">Explanation:</text:span></text:span><text:span text:style-name="T1"> In the given example:</text:span></text:p>
      <text:p text:style-name="P2">- Integers in the range [1, 5] that are not divisible by 6 are [1,2,3,4,5], num1 is the sum of those integers = 15.</text:p>
      <text:p text:style-name="P2">- Integers in the range [1, 5] that are divisible by 6 are [], num2 is the sum of those integers = 0.</text:p>
      <text:p text:style-name="P1">We return 15 - 0 = 15 as the answer.</text:p>
      <text:p text:style-name="P6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n = 5, m = 1</text:span></text:p>
      <text:p text:style-name="P3"><text:span text:style-name="Strong_20_Emphasis"><text:span text:style-name="T1">Output:</text:span></text:span><text:span text:style-name="T1"> -15</text:span></text:p>
      <text:p text:style-name="P3"><text:span text:style-name="Strong_20_Emphasis"><text:span text:style-name="T1">Explanation:</text:span></text:span><text:span text:style-name="T1"> In the given example:</text:span></text:p>
      <text:p text:style-name="P2">- Integers in the range [1, 5] that are not divisible by 1 are [], num1 is the sum of those integers = 0.</text:p>
      <text:p text:style-name="P2">- Integers in the range [1, 5] that are divisible by 1 are [1,2,3,4,5], num2 is the sum of those integers = 15.</text:p>
      <text:p text:style-name="P1">We return 0 - 15 = -15 as the answer.</text:p>
      <text:p text:style-name="P9"><text:soft-page-break/> </text:p>
      <text:p text:style-name="P6"><text:span text:style-name="Strong_20_Emphasis"><text:span text:style-name="T1">Constraints:</text:span></text:span></text:p>
      <text:list xml:id="list1994510481" text:style-name="L2">
        <text:list-item>
          <text:p text:style-name="P10"><text:span text:style-name="Source_20_Text"><text:span text:style-name="T2">1 &lt;= n, m &lt;= 10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7T23:48:14.393000000</dc:date>
    <meta:editing-duration>PT5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5" meta:word-count="294" meta:character-count="1361" meta:non-whitespace-character-count="1101"/>
  </office:meta>
</office:document-meta>
</file>